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666cm" svg:height="20.786cm" svg:x="0.232cm" svg:y="0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10T09:10:00.437450582</meta:creation-date>
    <dc:date>2020-10-23T16:14:13.144343595</dc:date>
    <meta:editing-duration>PT1H15M</meta:editing-duration>
    <meta:editing-cycles>17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 number:title="Défini par l'utilisateur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imbus Roman'" style:font-style-name="Gras"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'" style:font-style-name="Gras" fo:font-size="20pt" fo:font-weight="bold" style:font-size-asian="10pt" style:font-size-complex="10pt"/>
    </style:style>
    <style:style style:name="ch5" style:family="chart" style:data-style-name="N2">
      <style:chart-properties chart:display-label="true" chart:logarithmic="false" chart:minimum="0.05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Nimbus Roman'" style:font-style-name="Gras" fo:font-size="16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707070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c8700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00007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link-data-style-to-source="true"/>
      <style:graphic-properties draw:stroke="none" draw:fill-color="#700000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107">
      <style:chart-properties chart:link-data-style-to-source="true"/>
      <style:graphic-properties draw:stroke="none" draw:fill-color="#007070" dr3d:edge-rounding="5%"/>
      <style:text-properties fo:font-size="10pt" style:font-size-asian="10pt" style:font-size-complex="10pt"/>
    </style:style>
    <style:style style:name="ch17" style:family="chart" style:data-style-name="N107">
      <style:chart-properties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link-data-style-to-source="true"/>
      <style:graphic-properties draw:stroke="none" draw:fill-color="#9c009c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9.667cm" svg:height="20.787cm" xlink:href="." xlink:type="simple" chart:class="chart:bar" chart:style-name="ch1">
        <chart:legend svg:x="1.74cm" svg:y="0.712cm" style:legend-expansion="custom" chartooo:width="4.432cm" chartooo:height="9.228cm" style:legend-expansion-aspect-ratio="0.480277416558301" chart:style-name="ch2"/>
        <chart:plot-area chart:style-name="ch3" chart:data-source-has-labels="both" svg:x="0.793cm" svg:y="0.415cm" svg:width="38.081cm" svg:height="19.957cm">
          <chartooo:coordinate-region svg:x="2.049cm" svg:y="0.694cm" svg:width="36.825cm" svg:height="18.714cm"/>
          <chart:axis chart:dimension="x" chart:name="primary-x" chart:style-name="ch4" chartooo:axis-type="auto">
            <chartooo:date-scale/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I$2" chart:label-cell-address="local-table.$A$2" chart:class="chart:bar">
            <chart:data-point chart:repeated="8"/>
          </chart:series>
          <chart:series chart:style-name="ch8" chart:values-cell-range-address="local-table.$B$3:.$I$3" chart:label-cell-address="local-table.$A$3" chart:class="chart:bar">
            <chart:data-point chart:repeated="8"/>
          </chart:series>
          <chart:series chart:style-name="ch9" chart:values-cell-range-address="local-table.$B$4:.$I$4" chart:label-cell-address="local-table.$A$4" chart:class="chart:bar">
            <chart:data-point chart:repeated="8"/>
          </chart:series>
          <chart:series chart:style-name="ch10" chart:values-cell-range-address="local-table.$B$5:.$I$5" chart:label-cell-address="local-table.$A$5" chart:class="chart:bar">
            <chart:data-point chart:repeated="8"/>
          </chart:series>
          <chart:series chart:style-name="ch11" chart:values-cell-range-address="local-table.$B$6:.$I$6" chart:label-cell-address="local-table.$A$6" chart:class="chart:bar">
            <chart:data-point chart:repeated="8"/>
          </chart:series>
          <chart:series chart:style-name="ch12" chart:values-cell-range-address="local-table.$B$7:.$I$7" chart:label-cell-address="local-table.$A$7" chart:class="chart:bar">
            <chart:data-point chart:repeated="8"/>
          </chart:series>
          <chart:series chart:style-name="ch13" chart:values-cell-range-address="local-table.$B$8:.$I$8" chart:label-cell-address="local-table.$A$8" chart:class="chart:bar">
            <chart:data-point chart:repeated="8"/>
          </chart:series>
          <chart:series chart:style-name="ch14" chart:values-cell-range-address="local-table.$B$9:.$I$9" chart:label-cell-address="local-table.$A$9" chart:class="chart:bar">
            <chart:data-point chart:repeated="8"/>
          </chart:series>
          <chart:series chart:style-name="ch15" chart:values-cell-range-address="local-table.$B$10:.$I$10" chart:label-cell-address="local-table.$A$10" chart:class="chart:bar">
            <chart:data-point chart:repeated="8"/>
          </chart:series>
          <chart:series chart:style-name="ch16" chart:values-cell-range-address="local-table.$B$11:.$I$11" chart:label-cell-address="local-table.$A$11" chart:class="chart:bar">
            <chart:data-point chart:repeated="8"/>
          </chart:series>
          <chart:series chart:style-name="ch17" chart:values-cell-range-address="local-table.$B$12:.$I$12" chart:label-cell-address="local-table.$A$12" chart:class="chart:bar">
            <chart:data-point chart:repeated="8"/>
          </chart:series>
          <chart:series chart:style-name="ch18" chart:values-cell-range-address="local-table.$B$13:.$I$13" chart:label-cell-address="local-table.$A$13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</text:p>
              </table:table-cell>
              <table:table-cell office:value-type="string">
                <text:p>he</text:p>
              </table:table-cell>
              <table:table-cell office:value-type="string">
                <text:p>en</text:p>
              </table:table-cell>
              <table:table-cell office:value-type="string">
                <text:p>de</text:p>
              </table:table-cell>
              <table:table-cell office:value-type="string">
                <text:p>fr</text:p>
              </table:table-cell>
              <table:table-cell office:value-type="string">
                <text:p>es</text:p>
              </table:table-cell>
              <table:table-cell office:value-type="string">
                <text:p>ja</text:p>
              </table:table-cell>
              <table:table-cell office:value-type="string">
                <text:p>zh</text:p>
              </table:table-cell>
            </table:table-row>
          </table:table-header-rows>
          <table:table-rows>
            <table:table-row>
              <table:table-cell office:value-type="string">
                <text:p>pos_e0</text:p>
              </table:table-cell>
              <table:table-cell office:value-type="float" office:value="0.22488">
                <text:p>0.22488</text:p>
              </table:table-cell>
              <table:table-cell office:value-type="float" office:value="0.17031">
                <text:p>0.17031</text:p>
              </table:table-cell>
              <table:table-cell office:value-type="float" office:value="0.38027">
                <text:p>0.38027</text:p>
              </table:table-cell>
              <table:table-cell office:value-type="float" office:value="0.23841">
                <text:p>0.23841</text:p>
              </table:table-cell>
              <table:table-cell office:value-type="float" office:value="0.37376">
                <text:p>0.37376</text:p>
              </table:table-cell>
              <table:table-cell office:value-type="float" office:value="0.38245">
                <text:p>0.38245</text:p>
              </table:table-cell>
              <table:table-cell office:value-type="float" office:value="0.37861">
                <text:p>0.37861</text:p>
              </table:table-cell>
              <table:table-cell office:value-type="float" office:value="0.33342">
                <text:p>0.33342</text:p>
              </table:table-cell>
            </table:table-row>
            <table:table-row>
              <table:table-cell office:value-type="string">
                <text:p>pos_e1</text:p>
              </table:table-cell>
              <table:table-cell office:value-type="float" office:value="0.2289">
                <text:p>0.2289</text:p>
              </table:table-cell>
              <table:table-cell office:value-type="float" office:value="0.16551">
                <text:p>0.16551</text:p>
              </table:table-cell>
              <table:table-cell office:value-type="float" office:value="0.38821">
                <text:p>0.38821</text:p>
              </table:table-cell>
              <table:table-cell office:value-type="float" office:value="0.25311">
                <text:p>0.25311</text:p>
              </table:table-cell>
              <table:table-cell office:value-type="float" office:value="0.37532">
                <text:p>0.37532</text:p>
              </table:table-cell>
              <table:table-cell office:value-type="float" office:value="0.39593">
                <text:p>0.39593</text:p>
              </table:table-cell>
              <table:table-cell office:value-type="float" office:value="0.37027">
                <text:p>0.37027</text:p>
              </table:table-cell>
              <table:table-cell office:value-type="float" office:value="0.35341">
                <text:p>0.35341</text:p>
              </table:table-cell>
            </table:table-row>
            <table:table-row>
              <table:table-cell office:value-type="string">
                <text:p>sim_e0</text:p>
              </table:table-cell>
              <table:table-cell office:value-type="float" office:value="0.17362">
                <text:p>0.17362</text:p>
              </table:table-cell>
              <table:table-cell office:value-type="float" office:value="0.08512">
                <text:p>0.08512</text:p>
              </table:table-cell>
              <table:table-cell office:value-type="float" office:value="0.31818">
                <text:p>0.31818</text:p>
              </table:table-cell>
              <table:table-cell office:value-type="float" office:value="0.18802">
                <text:p>0.18802</text:p>
              </table:table-cell>
              <table:table-cell office:value-type="float" office:value="0.30184">
                <text:p>0.30184</text:p>
              </table:table-cell>
              <table:table-cell office:value-type="float" office:value="0.35124">
                <text:p>0.35124</text:p>
              </table:table-cell>
              <table:table-cell office:value-type="float" office:value="0.28379">
                <text:p>0.28379</text:p>
              </table:table-cell>
              <table:table-cell office:value-type="float" office:value="0.27038">
                <text:p>0.27038</text:p>
              </table:table-cell>
            </table:table-row>
            <table:table-row>
              <table:table-cell office:value-type="string">
                <text:p>sim_e1</text:p>
              </table:table-cell>
              <table:table-cell office:value-type="float" office:value="0.17962">
                <text:p>0.17962</text:p>
              </table:table-cell>
              <table:table-cell office:value-type="float" office:value="0.09218">
                <text:p>0.09218</text:p>
              </table:table-cell>
              <table:table-cell office:value-type="float" office:value="0.32023">
                <text:p>0.32023</text:p>
              </table:table-cell>
              <table:table-cell office:value-type="float" office:value="0.18945">
                <text:p>0.18945</text:p>
              </table:table-cell>
              <table:table-cell office:value-type="float" office:value="0.3031">
                <text:p>0.3031</text:p>
              </table:table-cell>
              <table:table-cell office:value-type="float" office:value="0.36719">
                <text:p>0.36719</text:p>
              </table:table-cell>
              <table:table-cell office:value-type="float" office:value="0.28378">
                <text:p>0.28378</text:p>
              </table:table-cell>
              <table:table-cell office:value-type="float" office:value="0.27622">
                <text:p>0.27622</text:p>
              </table:table-cell>
            </table:table-row>
            <table:table-row>
              <table:table-cell office:value-type="string">
                <text:p>size_e0</text:p>
              </table:table-cell>
              <table:table-cell office:value-type="float" office:value="0.18175">
                <text:p>0.18175</text:p>
              </table:table-cell>
              <table:table-cell office:value-type="float" office:value="0.12172">
                <text:p>0.12172</text:p>
              </table:table-cell>
              <table:table-cell office:value-type="float" office:value="0.34756">
                <text:p>0.34756</text:p>
              </table:table-cell>
              <table:table-cell office:value-type="float" office:value="0.20348">
                <text:p>0.20348</text:p>
              </table:table-cell>
              <table:table-cell office:value-type="float" office:value="0.32677">
                <text:p>0.32677</text:p>
              </table:table-cell>
              <table:table-cell office:value-type="float" office:value="0.37303">
                <text:p>0.37303</text:p>
              </table:table-cell>
              <table:table-cell office:value-type="float" office:value="0.24365">
                <text:p>0.24365</text:p>
              </table:table-cell>
              <table:table-cell office:value-type="float" office:value="0.31713">
                <text:p>0.31713</text:p>
              </table:table-cell>
            </table:table-row>
            <table:table-row>
              <table:table-cell office:value-type="string">
                <text:p>size_e1</text:p>
              </table:table-cell>
              <table:table-cell office:value-type="float" office:value="0.2062">
                <text:p>0.2062</text:p>
              </table:table-cell>
              <table:table-cell office:value-type="float" office:value="0.13022">
                <text:p>0.13022</text:p>
              </table:table-cell>
              <table:table-cell office:value-type="float" office:value="0.34584">
                <text:p>0.34584</text:p>
              </table:table-cell>
              <table:table-cell office:value-type="float" office:value="0.20695">
                <text:p>0.20695</text:p>
              </table:table-cell>
              <table:table-cell office:value-type="float" office:value="0.33632">
                <text:p>0.33632</text:p>
              </table:table-cell>
              <table:table-cell office:value-type="float" office:value="0.37853">
                <text:p>0.37853</text:p>
              </table:table-cell>
              <table:table-cell office:value-type="float" office:value="0.27648">
                <text:p>0.27648</text:p>
              </table:table-cell>
              <table:table-cell office:value-type="float" office:value="0.33118">
                <text:p>0.33118</text:p>
              </table:table-cell>
            </table:table-row>
            <table:table-row>
              <table:table-cell office:value-type="string">
                <text:p>tf_e0</text:p>
              </table:table-cell>
              <table:table-cell office:value-type="float" office:value="0.23172">
                <text:p>0.23172</text:p>
              </table:table-cell>
              <table:table-cell office:value-type="float" office:value="0.15944">
                <text:p>0.15944</text:p>
              </table:table-cell>
              <table:table-cell office:value-type="float" office:value="0.38821">
                <text:p>0.38821</text:p>
              </table:table-cell>
              <table:table-cell office:value-type="float" office:value="0.25239">
                <text:p>0.25239</text:p>
              </table:table-cell>
              <table:table-cell office:value-type="float" office:value="0.39326">
                <text:p>0.39326</text:p>
              </table:table-cell>
              <table:table-cell office:value-type="float" office:value="0.38243">
                <text:p>0.38243</text:p>
              </table:table-cell>
              <table:table-cell office:value-type="float" office:value="0.3688">
                <text:p>0.3688</text:p>
              </table:table-cell>
              <table:table-cell office:value-type="float" office:value="0.36849">
                <text:p>0.36849</text:p>
              </table:table-cell>
            </table:table-row>
            <table:table-row>
              <table:table-cell office:value-type="string">
                <text:p>tf_e1</text:p>
              </table:table-cell>
              <table:table-cell office:value-type="float" office:value="0.23517">
                <text:p>0.23517</text:p>
              </table:table-cell>
              <table:table-cell office:value-type="float" office:value="0.17592">
                <text:p>0.17592</text:p>
              </table:table-cell>
              <table:table-cell office:value-type="float" office:value="0.40138">
                <text:p>0.40138</text:p>
              </table:table-cell>
              <table:table-cell office:value-type="float" office:value="0.26145">
                <text:p>0.26145</text:p>
              </table:table-cell>
              <table:table-cell office:value-type="float" office:value="0.39271">
                <text:p>0.39271</text:p>
              </table:table-cell>
              <table:table-cell office:value-type="float" office:value="0.38851">
                <text:p>0.38851</text:p>
              </table:table-cell>
              <table:table-cell office:value-type="float" office:value="0.37863">
                <text:p>0.37863</text:p>
              </table:table-cell>
              <table:table-cell office:value-type="float" office:value="0.36928">
                <text:p>0.36928</text:p>
              </table:table-cell>
            </table:table-row>
            <table:table-row>
              <table:table-cell office:value-type="string">
                <text:p>sums_e0</text:p>
              </table:table-cell>
              <table:table-cell office:value-type="float" office:value="0.22751">
                <text:p>0.22751</text:p>
              </table:table-cell>
              <table:table-cell office:value-type="float" office:value="0.13328">
                <text:p>0.13328</text:p>
              </table:table-cell>
              <table:table-cell office:value-type="float" office:value="0.35791">
                <text:p>0.35791</text:p>
              </table:table-cell>
              <table:table-cell office:value-type="float" office:value="0.23077">
                <text:p>0.23077</text:p>
              </table:table-cell>
              <table:table-cell office:value-type="float" office:value="0.35962">
                <text:p>0.35962</text:p>
              </table:table-cell>
              <table:table-cell office:value-type="float" office:value="0.36778">
                <text:p>0.36778</text:p>
              </table:table-cell>
              <table:table-cell office:value-type="float" office:value="0.32919">
                <text:p>0.32919</text:p>
              </table:table-cell>
              <table:table-cell office:value-type="float" office:value="0.35013">
                <text:p>0.35013</text:p>
              </table:table-cell>
            </table:table-row>
            <table:table-row>
              <table:table-cell office:value-type="string">
                <text:p>sums_e1</text:p>
              </table:table-cell>
              <table:table-cell office:value-type="float" office:value="0.22631">
                <text:p>0.22631</text:p>
              </table:table-cell>
              <table:table-cell office:value-type="float" office:value="0.13196">
                <text:p>0.13196</text:p>
              </table:table-cell>
              <table:table-cell office:value-type="float" office:value="0.35357">
                <text:p>0.35357</text:p>
              </table:table-cell>
              <table:table-cell office:value-type="float" office:value="0.22563">
                <text:p>0.22563</text:p>
              </table:table-cell>
              <table:table-cell office:value-type="float" office:value="0.35611">
                <text:p>0.35611</text:p>
              </table:table-cell>
              <table:table-cell office:value-type="float" office:value="0.36754">
                <text:p>0.36754</text:p>
              </table:table-cell>
              <table:table-cell office:value-type="float" office:value="0.33487">
                <text:p>0.33487</text:p>
              </table:table-cell>
              <table:table-cell office:value-type="float" office:value="0.3464">
                <text:p>0.3464</text:p>
              </table:table-cell>
            </table:table-row>
            <table:table-row>
              <table:table-cell office:value-type="string">
                <text:p>sent_e0</text:p>
              </table:table-cell>
              <table:table-cell office:value-type="float" office:value="0.23756">
                <text:p>0.23756</text:p>
              </table:table-cell>
              <table:table-cell office:value-type="float" office:value="0.14496">
                <text:p>0.14496</text:p>
              </table:table-cell>
              <table:table-cell office:value-type="float" office:value="0.38542">
                <text:p>0.38542</text:p>
              </table:table-cell>
              <table:table-cell office:value-type="float" office:value="0.23121">
                <text:p>0.23121</text:p>
              </table:table-cell>
              <table:table-cell office:value-type="float" office:value="0.35555">
                <text:p>0.35555</text:p>
              </table:table-cell>
              <table:table-cell office:value-type="float" office:value="0.40996">
                <text:p>0.40996</text:p>
              </table:table-cell>
              <table:table-cell office:value-type="float" office:value="0.32188">
                <text:p>0.32188</text:p>
              </table:table-cell>
              <table:table-cell office:value-type="float" office:value="0.34439">
                <text:p>0.34439</text:p>
              </table:table-cell>
            </table:table-row>
            <table:table-row>
              <table:table-cell office:value-type="string">
                <text:p>sent_e1</text:p>
              </table:table-cell>
              <table:table-cell office:value-type="float" office:value="0.24091">
                <text:p>0.24091</text:p>
              </table:table-cell>
              <table:table-cell office:value-type="float" office:value="0.15575">
                <text:p>0.15575</text:p>
              </table:table-cell>
              <table:table-cell office:value-type="float" office:value="0.3805">
                <text:p>0.3805</text:p>
              </table:table-cell>
              <table:table-cell office:value-type="float" office:value="0.24734">
                <text:p>0.24734</text:p>
              </table:table-cell>
              <table:table-cell office:value-type="float" office:value="0.36637">
                <text:p>0.36637</text:p>
              </table:table-cell>
              <table:table-cell office:value-type="float" office:value="0.41611">
                <text:p>0.41611</text:p>
              </table:table-cell>
              <table:table-cell office:value-type="float" office:value="0.32386">
                <text:p>0.32386</text:p>
              </table:table-cell>
              <table:table-cell office:value-type="float" office:value="0.36096">
                <text:p>0.36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